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86mm"/>
    </style:style>
    <style:style style:name="co2" style:family="table-column">
      <style:table-column-properties fo:break-before="auto" style:column-width="109.27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49.21mm"/>
    </style:style>
    <style:style style:name="co5" style:family="table-column">
      <style:table-column-properties fo:break-before="auto" style:column-width="121.71mm"/>
    </style:style>
    <style:style style:name="co6" style:family="table-column">
      <style:table-column-properties fo:break-before="auto" style:column-width="73.84mm"/>
    </style:style>
    <style:style style:name="co7" style:family="table-column">
      <style:table-column-properties fo:break-before="auto" style:column-width="52.67mm"/>
    </style:style>
    <style:style style:name="co8" style:family="table-column">
      <style:table-column-properties fo:break-before="auto" style:column-width="110.6mm"/>
    </style:style>
    <style:style style:name="co9" style:family="table-column">
      <style:table-column-properties fo:break-before="auto" style:column-width="75.14mm"/>
    </style:style>
    <style:style style:name="co10" style:family="table-column">
      <style:table-column-properties fo:break-before="auto" style:column-width="43.13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72.2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INNODB_BUFFER_POOL_INSTA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MAND-LINE FORMAT</text:p>
          </table:table-cell>
          <table:table-cell table:style-name="ce3" office:value-type="string" calcext:value-type="string">
            <text:p>--INNODB-BUFFER-POOL-INSTANCES=#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VARIABLE INNODB_BUFFER_POOL_INSTANCES</text:p>
          </table:table-cell>
          <table:table-cell table:style-name="ce3" office:value-type="string" calcext:value-type="string">
            <text:p>INNODB_BUFFER_POOL_INSTANC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PE</text:p>
          </table:table-cell>
          <table:table-cell table:style-name="ce3" office:value-type="string" calcext:value-type="string">
            <text:p>GLOB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MIC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_VAR</text:p>
          </table:table-cell>
          <table:table-cell table:style-name="ce3" office:value-type="string" calcext:value-type="string">
            <text:p>HINT APPLIES 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AULT VALUE</text:p>
          </table:table-cell>
          <table:table-cell table:style-name="ce3" office:value-type="string" calcext:value-type="string">
            <text:p>(OTHER) 8 (OR 1 IF INNODB_BUFFER_POOL_SIZE &lt; 1G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AULT VALUE (WINDOWS, 32 - BIT PLATFORMS)</text:p>
          </table:table-cell>
          <table:table-cell table:style-name="ce3" office:value-type="string" calcext:value-type="string">
            <text:p>(AUTOSIZE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MUM VALU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IMUM VALUE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NODB_BUFFER_POOL_CHUNK_SIZE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MAND-LINE FORMAT</text:p>
          </table:table-cell>
          <table:table-cell table:style-name="ce3" office:value-type="string" calcext:value-type="string">
            <text:p>--INNODB-BUFFER-POOL-CHUNK-SIZE=#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VARIABLE</text:p>
          </table:table-cell>
          <table:table-cell table:style-name="ce3" office:value-type="string" calcext:value-type="string">
            <text:p>INNODB_BUFFER_POOL_CHUNK_SIZ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PE</text:p>
          </table:table-cell>
          <table:table-cell table:style-name="ce3" office:value-type="string" calcext:value-type="string">
            <text:p>GLOB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MIC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_VAR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AULT VALUE</text:p>
          </table:table-cell>
          <table:table-cell table:style-name="ce3" office:value-type="float" office:value="134217728" calcext:value-type="float">
            <text:p>1342177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MUM VALUE</text:p>
          </table:table-cell>
          <table:table-cell table:style-name="ce3" office:value-type="float" office:value="1048576" calcext:value-type="float">
            <text:p>10485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IMUM VALUE</text:p>
          </table:table-cell>
          <table:table-cell table:style-name="ce3" office:value-type="string" calcext:value-type="string">
            <text:p>INNODB_BUFFER_POOL_SIZE / INNODB_BUFFER_POOL_INSTANCES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_BUFFER_SIZE" table:style-name="ta1">
        <table:table-column table:style-name="co6" table:default-cell-style-name="ce2"/>
        <table:table-column table:style-name="co7" table:default-cell-style-name="ce2"/>
        <table:table-column table:style-name="co3" table:number-columns-repeated="1022" table:default-cell-style-name="ce2"/>
        <table:table-row table:style-name="ro3">
          <table:table-cell table:style-name="ce1" office:value-type="string" calcext:value-type="string">
            <text:p>COMMAND-LINE FORMAT</text:p>
          </table:table-cell>
          <table:table-cell table:style-name="ce3" office:value-type="string" calcext:value-type="string">
            <text:p>--KEY-BUFFER-SIZE=#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YSTEM VARIABLE</text:p>
          </table:table-cell>
          <table:table-cell table:style-name="ce3" office:value-type="string" calcext:value-type="string">
            <text:p>KEY_BUFFER_SIZ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COPE</text:p>
          </table:table-cell>
          <table:table-cell table:style-name="ce3" office:value-type="string" calcext:value-type="string">
            <text:p>GLOBAL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YNAMIC</text:p>
          </table:table-cell>
          <table:table-cell table:style-name="ce3"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T_VAR HINT APPLIES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INTEGER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AXIMUM VALUE (64-BIT PLATFORMS)</text:p>
          </table:table-cell>
          <table:table-cell table:style-name="ce3" office:value-type="string" calcext:value-type="string">
            <text:p>OS_PER_PROCESS_LIMI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AXIMUM VALUE (32-BIT PLATFORMS)</text:p>
          </table:table-cell>
          <table:table-cell table:style-name="ce3" office:value-type="float" office:value="4294967295" calcext:value-type="float">
            <text:p>429496729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FAULT VALUE</text:p>
          </table:table-cell>
          <table:table-cell table:style-name="ce3" office:value-type="float" office:value="8388608" calcext:value-type="float">
            <text:p>838860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INIMUM VALU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NODB_BUFFER_POOL_SIZE" table:style-name="ta1">
        <table:table-column table:style-name="co8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MAND-LINE FORMAT</text:p>
          </table:table-cell>
          <table:table-cell table:style-name="ce3" office:value-type="string" calcext:value-type="string">
            <text:p>--INNODB-BUFFER-POOL-SIZE=#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VARIABLE</text:p>
          </table:table-cell>
          <table:table-cell table:style-name="ce3" office:value-type="string" calcext:value-type="string">
            <text:p>INNODB_BUFFER_POOL_SIZ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PE</text:p>
          </table:table-cell>
          <table:table-cell table:style-name="ce3" office:value-type="string" calcext:value-type="string">
            <text:p>GLOB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MIC</text:p>
          </table:table-cell>
          <table:table-cell table:style-name="ce3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_VAR HINT APPLIES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AULT VALUE</text:p>
          </table:table-cell>
          <table:table-cell table:style-name="ce3" office:value-type="float" office:value="134217728" calcext:value-type="float">
            <text:p>1342177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MUM VALUE</text:p>
          </table:table-cell>
          <table:table-cell table:style-name="ce3" office:value-type="float" office:value="5242880" calcext:value-type="float">
            <text:p>52428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IMUM VALUE (64-BIT</text:p>
            <text:p>PLATFORMS)</text:p>
          </table:table-cell>
          <table:table-cell table:style-name="ce3" office:value-type="string" calcext:value-type="string">
            <text:p>2**64-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IMUM VALUE (32-BIT</text:p>
            <text:p>PLATFORMS)</text:p>
          </table:table-cell>
          <table:table-cell table:style-name="ce3" office:value-type="string" calcext:value-type="string">
            <text:p>2**32-1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ORES_PADRÃO" table:style-name="ta2">
        <table:table-column table:style-name="co9" table:default-cell-style-name="ce2"/>
        <table:table-column table:style-name="co10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VARIÁVEL</text:p>
          </table:table-cell>
          <table:table-cell table:style-name="ce3" office:value-type="string" calcext:value-type="string">
            <text:p>VALOR PADRÃO (MB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NODB_BUFFER_POOL_SIZE</text:p>
          </table:table-cell>
          <table:table-cell table:style-name="ce3" office:value-type="string" calcext:value-type="string">
            <text:p>128 M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NODB_BUFFER_POOL_INSTANCE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NODB_BUFFER_POOL_CHUNK_SIZE</text:p>
          </table:table-cell>
          <table:table-cell table:style-name="ce3" office:value-type="string" calcext:value-type="string">
            <text:p>16 M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Y_BUFFER_SIZE</text:p>
          </table:table-cell>
          <table:table-cell table:style-name="ce4" office:value-type="string" calcext:value-type="string">
            <text:p>1 MB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ORES_ALTERADOS" table:style-name="ta2"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VARIÁVEL</text:p>
          </table:table-cell>
          <table:table-cell table:style-name="ce5" office:value-type="string" calcext:value-type="string">
            <text:p>VALOR PADRÃO (MB)</text:p>
          </table:table-cell>
          <table:table-cell table:style-name="ce3" office:value-type="string" calcext:value-type="string">
            <text:p>VALOR DEPOIS DA ALTERAÇÃO (MB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DB_BUFFER_POOL_SIZE</text:p>
          </table:table-cell>
          <table:table-cell table:style-name="ce5" office:value-type="string" calcext:value-type="string">
            <text:p>128 MB</text:p>
          </table:table-cell>
          <table:table-cell table:style-name="ce3" office:value-type="string" calcext:value-type="string">
            <text:p>8.8 G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DB_BUFFER_POOL_INSTANCES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DB_BUFFER_POOL_CHUNK_SIZE</text:p>
          </table:table-cell>
          <table:table-cell table:style-name="ce5" office:value-type="string" calcext:value-type="string">
            <text:p>16 MB</text:p>
          </table:table-cell>
          <table:table-cell table:style-name="ce3" office:value-type="string" calcext:value-type="string">
            <text:p>32 M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Y_BUFFER_SIZE</text:p>
          </table:table-cell>
          <table:table-cell table:style-name="ce6" office:value-type="string" calcext:value-type="string">
            <text:p>1 MB</text:p>
          </table:table-cell>
          <table:table-cell table:style-name="ce4" office:value-type="string" calcext:value-type="string">
            <text:p>16 MB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creation-date>2021-01-17T11:24:31Z</meta:creation-date>
    <dc:date>2021-01-24T01:56:05.855000000</dc:date>
    <meta:editing-cycles>4</meta:editing-cycles>
    <meta:editing-duration>PT6H18M34S</meta:editing-duration>
    <meta:document-statistic meta:table-count="6" meta:cell-count="103" meta:object-count="0"/>
  </office:meta>
</office:document-meta>
</file>